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CacheRestore.canFix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moteCacheRestore.RemoteCacheRestore( RemoteCacheManager rc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Restore.fi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